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contextualspacing">
      <loext:graphic-properties draw:fill-gradient-name="gradient" draw:fill-hatch-name="hatch"/>
      <style:paragraph-properties fo:margin-top="2cm" fo:margin-bottom="2cm" style:contextual-spacing="true"/>
      <style:text-properties officeooo:paragraph-rsid="0027fa57"/>
    </style:style>
    <style:style style:name="P2" style:family="paragraph" style:parent-style-name="contextualspacing">
      <loext:graphic-properties draw:fill-gradient-name="gradient" draw:fill-hatch-name="hatch"/>
      <style:paragraph-properties fo:margin-top="2cm" fo:margin-bottom="2cm" style:contextual-spacing="true"/>
      <style:text-properties officeooo:rsid="0027fa57" officeooo:paragraph-rsid="0027fa57"/>
    </style:style>
    <style:style style:name="T1" style:family="text">
      <style:text-properties officeooo:rsid="0027fa57"/>
    </style:style>
    <style:style style:name="Sect1" style:family="section">
      <style:section-properties fo:background-color="#e6e6fa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The steps got louder and louder, he saw the black outline of a figure coming around the corner.</text:p>
        <text:p text:style-name="P1"><text:s/>Is this the end of the line? </text:p>
        <text:p text:style-name="P1"><text:span text:style-name="T1">H</text:span>e thought pressing himself back against the wall trying to make himself invisible in the dark, was all that planning and energy wasted?</text:p>
        <text:p text:style-name="P2">No - our hero never wastes energy!</text:p>
      </text:section>
      <text:p text:style-name="P1">He was dripping with sweat now, cold and wet, he could smell the fear coming off his clothes.</text:p>
      <text:p text:style-name="P1">Suddenly next to him, with a barely noticeable squeak, a door swung quietly to and fro in the night's breeze. </text:p>
      <text:p text:style-name="P1">Could this be the haven he'd prayed for? Slowly he slid toward the door, pressing himself <text:span text:style-name="T1">against rough wal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ocontextualspacing" style:family="paragraph" style:parent-style-name="Standard">
      <style:paragraph-properties fo:margin-top="1cm" fo:margin-bottom="1cm" style:contextual-spacing="false"/>
    </style:style>
    <style:style style:name="contextualspacing" style:family="paragraph" style:parent-style-name="Standard">
      <style:paragraph-properties fo:margin-top="1cm" fo:margin-bottom="1cm" style:contextual-spacing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meta:creation-date>2020-05-30T00:04:28.475000000</meta:creation-date>
    <dc:date>2023-06-16T11:35:12.215357651</dc:date>
    <meta:editing-duration>PT27M24S</meta:editing-duration>
    <meta:editing-cycles>7</meta:editing-cycles>
    <meta:generator>LibreOfficeDev/24.2.0.0.alpha0$Linux_X86_64 LibreOffice_project/0e09a6c820b5c2b545fd05f161f6adcc949074c2</meta:generator>
    <meta:document-statistic meta:table-count="0" meta:image-count="0" meta:object-count="0" meta:page-count="1" meta:paragraph-count="7" meta:word-count="112" meta:character-count="607" meta:non-whitespace-character-count="499"/>
  </office:meta>
</office:document-meta>
</file>